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office:font-face-decls>
  <office:automatic-styles>
    <style:style style:name="Table1" style:family="table">
      <style:table-properties style:width="6.925in" table:align="margins" style:writing-mode="lr-tb"/>
    </style:style>
    <style:style style:name="Table1.A" style:family="table-column">
      <style:table-column-properties style:column-width="0.9722in" style:rel-column-width="1400*"/>
    </style:style>
    <style:style style:name="Table1.B" style:family="table-column">
      <style:table-column-properties style:column-width="2.866in" style:rel-column-width="4128*"/>
    </style:style>
    <style:style style:name="Table1.C" style:family="table-column">
      <style:table-column-properties style:column-width="3.0875in" style:rel-column-width="4447*"/>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097in" fo:margin-left="0in" fo:margin-right="0.0153in" table:align="margins" style:writing-mode="lr-tb"/>
    </style:style>
    <style:style style:name="Table2.A" style:family="table-column">
      <style:table-column-properties style:column-width="0.9722in" style:rel-column-width="1400*"/>
    </style:style>
    <style:style style:name="Table2.B" style:family="table-column">
      <style:table-column-properties style:column-width="1.9965in" style:rel-column-width="2875*"/>
    </style:style>
    <style:style style:name="Table2.C" style:family="table-column">
      <style:table-column-properties style:column-width="2.066in" style:rel-column-width="2975*"/>
    </style:style>
    <style:style style:name="Table2.D" style:family="table-column">
      <style:table-column-properties style:column-width="1.875in" style:rel-column-width="270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erif" fo:font-size="10pt" officeooo:paragraph-rsid="00131b33" style:font-size-asian="10pt" style:font-size-complex="10pt"/>
    </style:style>
    <style:style style:name="P2" style:family="paragraph" style:parent-style-name="Table_20_Contents">
      <style:text-properties style:font-name="Liberation Serif" fo:font-size="10pt" officeooo:paragraph-rsid="00131b33" style:font-size-asian="10pt" style:font-size-complex="10pt"/>
    </style:style>
    <style:style style:name="P3" style:family="paragraph" style:parent-style-name="Standard">
      <style:text-properties style:font-name="Liberation Serif" fo:font-size="10pt" officeooo:paragraph-rsid="00138fa5" style:font-size-asian="10pt" style:font-size-complex="10pt"/>
    </style:style>
    <style:style style:name="P4" style:family="paragraph" style:parent-style-name="Table_20_Contents">
      <style:text-properties style:font-name="Liberation Serif" fo:font-size="10pt" officeooo:paragraph-rsid="00138fa5" style:font-size-asian="10pt" style:font-size-complex="10pt"/>
    </style:style>
    <style:style style:name="P5" style:family="paragraph" style:parent-style-name="Table_20_Contents">
      <style:paragraph-properties fo:text-align="start" style:justify-single-word="false" style:writing-mode="lr-tb"/>
      <style:text-properties style:font-name="Liberation Serif" fo:font-size="10pt" style:font-size-asian="10pt" style:font-size-complex="10pt"/>
    </style:style>
    <style:style style:name="P6" style:family="paragraph" style:parent-style-name="Table_20_Contents">
      <style:text-properties style:font-name="Liberation Serif" fo:font-size="10pt" style:font-size-asian="10pt" style:font-size-complex="10pt"/>
    </style:style>
    <style:style style:name="P7" style:family="paragraph" style:parent-style-name="Table_20_Contents">
      <style:text-properties style:font-name="Liberation Serif" fo:font-size="10pt" officeooo:paragraph-rsid="00145a6b" style:font-size-asian="10pt" style:font-size-complex="10pt"/>
    </style:style>
    <style:style style:name="P8" style:family="paragraph" style:parent-style-name="Table_20_Contents">
      <style:text-properties style:font-name="Liberation Serif" fo:font-size="10pt" officeooo:paragraph-rsid="001466ba" style:font-size-asian="10pt" style:font-size-complex="10pt"/>
    </style:style>
    <style:style style:name="P9" style:family="paragraph" style:parent-style-name="Table_20_Contents">
      <style:text-properties style:font-name="Liberation Serif" fo:font-size="10pt" officeooo:paragraph-rsid="00150b30" style:font-size-asian="10pt" style:font-size-complex="10pt"/>
    </style:style>
    <style:style style:name="P10" style:family="paragraph" style:parent-style-name="Table_20_Contents">
      <style:text-properties style:font-name="Liberation Serif" fo:font-size="10pt" officeooo:paragraph-rsid="0016884b" style:font-size-asian="10pt" style:font-size-complex="10pt"/>
    </style:style>
    <style:style style:name="P11" style:family="paragraph" style:parent-style-name="Table_20_Contents">
      <style:paragraph-properties fo:text-align="start" style:justify-single-word="false" style:writing-mode="lr-tb"/>
      <style:text-properties style:font-name="Liberation Serif" fo:font-size="10pt" officeooo:rsid="00188f87" officeooo:paragraph-rsid="001c67bc" style:font-size-asian="10pt" style:font-size-complex="10pt"/>
    </style:style>
    <style:style style:name="P12" style:family="paragraph" style:parent-style-name="Table_20_Contents">
      <style:text-properties style:font-name="Liberation Serif" fo:font-size="10pt" officeooo:rsid="001a0946" officeooo:paragraph-rsid="001c67bc" style:font-size-asian="10pt" style:font-size-complex="10pt"/>
    </style:style>
    <style:style style:name="P13" style:family="paragraph" style:parent-style-name="Table_20_Contents">
      <style:text-properties style:font-name="Liberation Serif" fo:font-size="10pt" officeooo:rsid="00218872" officeooo:paragraph-rsid="0024711f" style:font-size-asian="10pt" style:font-size-complex="10pt"/>
    </style:style>
    <style:style style:name="P14" style:family="paragraph" style:parent-style-name="Table_20_Contents">
      <style:text-properties style:font-name="Liberation Serif" fo:font-size="10pt" officeooo:rsid="0025e9fa" officeooo:paragraph-rsid="0025e9fa" style:font-size-asian="10pt" style:font-size-complex="10pt"/>
    </style:style>
    <style:style style:name="P15" style:family="paragraph" style:parent-style-name="Table_20_Contents">
      <style:text-properties style:font-name="Liberation Serif" fo:font-size="10pt" officeooo:rsid="00270ac2" officeooo:paragraph-rsid="00270ac2" style:font-size-asian="10pt" style:font-size-complex="10pt"/>
    </style:style>
    <style:style style:name="P16" style:family="paragraph" style:parent-style-name="Table_20_Contents">
      <style:text-properties style:font-name="Liberation Serif" fo:font-size="10pt" officeooo:rsid="002983d7" officeooo:paragraph-rsid="002983d7" style:font-size-asian="10pt" style:font-size-complex="10pt"/>
    </style:style>
    <style:style style:name="P17" style:family="paragraph" style:parent-style-name="Table_20_Contents">
      <style:text-properties style:font-name="Liberation Serif" fo:font-size="10pt" officeooo:rsid="002a4f9e" officeooo:paragraph-rsid="002a4f9e" style:font-size-asian="10pt" style:font-size-complex="10pt"/>
    </style:style>
    <style:style style:name="P18" style:family="paragraph" style:parent-style-name="Table_20_Contents">
      <style:text-properties style:font-name="Liberation Serif" fo:font-size="10pt" officeooo:rsid="002bda0f" officeooo:paragraph-rsid="002bda0f" style:font-size-asian="10pt" style:font-size-complex="10pt"/>
    </style:style>
    <style:style style:name="P19" style:family="paragraph" style:parent-style-name="Table_20_Contents">
      <style:text-properties style:font-name="Liberation Serif" fo:font-size="10pt" officeooo:rsid="002e6d66" officeooo:paragraph-rsid="002e6d66" style:font-size-asian="10pt" style:font-size-complex="10pt"/>
    </style:style>
    <style:style style:name="P20" style:family="paragraph" style:parent-style-name="Table_20_Contents">
      <style:paragraph-properties fo:text-align="start" style:justify-single-word="false" style:writing-mode="lr-tb"/>
      <style:text-properties style:font-name="Liberation Serif" fo:font-size="10pt" officeooo:rsid="002fd48f" officeooo:paragraph-rsid="002fd48f" style:font-size-asian="10pt" style:font-size-complex="10pt"/>
    </style:style>
    <style:style style:name="P21" style:family="paragraph" style:parent-style-name="Table_20_Contents">
      <style:paragraph-properties fo:text-align="start" style:justify-single-word="false" style:writing-mode="lr-tb"/>
      <style:text-properties style:font-name="Liberation Serif" fo:font-size="10pt" officeooo:rsid="002ff58e" officeooo:paragraph-rsid="002ff58e" style:font-size-asian="10pt" style:font-size-complex="10pt"/>
    </style:style>
    <style:style style:name="P22" style:family="paragraph" style:parent-style-name="Table_20_Contents">
      <style:text-properties style:font-name="Liberation Serif" fo:font-size="10pt" officeooo:rsid="002ff58e" officeooo:paragraph-rsid="002ff58e" style:font-size-asian="10pt" style:font-size-complex="10pt"/>
    </style:style>
    <style:style style:name="P23" style:family="paragraph" style:parent-style-name="Table_20_Contents">
      <style:text-properties style:font-name="Liberation Serif" fo:font-size="10pt" officeooo:rsid="00304d93" officeooo:paragraph-rsid="00304d93" style:font-size-asian="10pt" style:font-size-complex="10pt"/>
    </style:style>
    <style:style style:name="P24" style:family="paragraph" style:parent-style-name="Table_20_Contents">
      <style:text-properties style:font-name="Liberation Serif" fo:font-size="10pt" officeooo:rsid="00342175" officeooo:paragraph-rsid="00342175" style:font-size-asian="10pt" style:font-size-complex="10pt"/>
    </style:style>
    <style:style style:name="P25" style:family="paragraph" style:parent-style-name="Table_20_Contents">
      <style:text-properties style:font-name="Liberation Serif" fo:font-size="10pt" officeooo:rsid="0035c0fe" officeooo:paragraph-rsid="0035c0fe" style:font-size-asian="10pt" style:font-size-complex="10pt"/>
    </style:style>
    <style:style style:name="P26" style:family="paragraph" style:parent-style-name="Table_20_Contents">
      <style:text-properties style:font-name="Liberation Serif" fo:font-size="10pt" officeooo:rsid="0036cb0b" officeooo:paragraph-rsid="0036cb0b" style:font-size-asian="10pt" style:font-size-complex="10pt"/>
    </style:style>
    <style:style style:name="P27" style:family="paragraph" style:parent-style-name="Table_20_Contents">
      <style:text-properties style:font-name="Liberation Serif" fo:font-size="10pt" officeooo:rsid="00394918" officeooo:paragraph-rsid="00394918" style:font-size-asian="10pt" style:font-size-complex="10pt"/>
    </style:style>
    <style:style style:name="P28" style:family="paragraph" style:parent-style-name="Standard">
      <style:text-properties officeooo:paragraph-rsid="001c67bc"/>
    </style:style>
    <style:style style:name="P29" style:family="paragraph" style:parent-style-name="Standard">
      <style:paragraph-properties style:writing-mode="lr-tb"/>
      <style:text-properties style:font-name="serif" fo:font-size="8.25pt"/>
    </style:style>
    <style:style style:name="P30" style:family="paragraph" style:parent-style-name="Standard">
      <style:paragraph-properties style:writing-mode="lr-tb"/>
      <style:text-properties style:font-name="serif" fo:font-size="8.25pt" officeooo:paragraph-rsid="001c67bc"/>
    </style:style>
    <style:style style:name="P31" style:family="paragraph" style:parent-style-name="Standard">
      <style:text-properties officeooo:paragraph-rsid="001c67bc"/>
    </style:style>
    <style:style style:name="P32" style:family="paragraph" style:parent-style-name="Standard">
      <style:text-properties officeooo:rsid="003e9a56" officeooo:paragraph-rsid="003e9a56"/>
    </style:style>
    <style:style style:name="P33" style:family="paragraph" style:parent-style-name="Standard">
      <style:paragraph-properties fo:break-before="page"/>
      <style:text-properties fo:font-weight="bold" officeooo:paragraph-rsid="001c67bc" style:font-weight-asian="bold" style:font-weight-complex="bold"/>
    </style:style>
    <style:style style:name="P34" style:family="paragraph" style:parent-style-name="Standard">
      <style:text-properties fo:font-weight="bold" officeooo:paragraph-rsid="001c67bc" style:font-weight-asian="bold" style:font-weight-complex="bold"/>
    </style:style>
    <style:style style:name="P35" style:family="paragraph" style:parent-style-name="Standard">
      <style:text-properties officeooo:rsid="0042610d" officeooo:paragraph-rsid="0042610d"/>
    </style:style>
    <style:style style:name="P36" style:family="paragraph" style:parent-style-name="Standard">
      <style:text-properties officeooo:rsid="0043296a" officeooo:paragraph-rsid="0043296a"/>
    </style:style>
    <style:style style:name="P37" style:family="paragraph" style:parent-style-name="Standard">
      <style:text-properties fo:font-weight="normal" officeooo:rsid="0043cdb1" officeooo:paragraph-rsid="0043cdb1" style:font-weight-asian="normal" style:font-weight-complex="normal"/>
    </style:style>
    <style:style style:name="P38" style:family="paragraph" style:parent-style-name="Standard">
      <style:text-properties fo:font-weight="normal" officeooo:rsid="0045171c" officeooo:paragraph-rsid="0045171c" style:font-weight-asian="normal" style:font-weight-complex="normal"/>
    </style:style>
    <style:style style:name="P39" style:family="paragraph" style:parent-style-name="Table_20_Contents">
      <style:text-properties style:font-name="Liberation Serif" fo:font-size="10pt" officeooo:rsid="0024711f" officeooo:paragraph-rsid="0024711f" style:font-size-asian="10pt" style:font-size-complex="10pt"/>
    </style:style>
    <style:style style:name="P40" style:family="paragraph" style:parent-style-name="Table_20_Contents">
      <style:text-properties style:font-name="Liberation Serif" fo:font-size="10pt" officeooo:rsid="002ff58e" officeooo:paragraph-rsid="002ff58e" style:font-size-asian="10pt" style:font-size-complex="10pt"/>
    </style:style>
    <style:style style:name="P41" style:family="paragraph" style:parent-style-name="Table_20_Contents">
      <style:text-properties style:font-name="Liberation Serif" fo:font-size="10pt" officeooo:rsid="003b8992" officeooo:paragraph-rsid="003b8992" style:font-size-asian="10pt" style:font-size-complex="10pt"/>
    </style:style>
    <style:style style:name="P42" style:family="paragraph" style:parent-style-name="Table_20_Contents">
      <style:text-properties style:font-name="Liberation Serif" fo:font-size="10pt" officeooo:rsid="00304d93" officeooo:paragraph-rsid="00304d93" style:font-size-asian="10pt" style:font-size-complex="10pt"/>
    </style:style>
    <style:style style:name="P43" style:family="paragraph" style:parent-style-name="Table_20_Contents">
      <style:text-properties style:font-name="Liberation Serif" fo:font-size="10pt" officeooo:rsid="00324b30" officeooo:paragraph-rsid="00324b30" style:font-size-asian="10pt" style:font-size-complex="10pt"/>
    </style:style>
    <style:style style:name="P44" style:family="paragraph" style:parent-style-name="Table_20_Contents">
      <style:text-properties style:font-name="Liberation Serif" fo:font-size="10pt" officeooo:rsid="003d8428" officeooo:paragraph-rsid="003d8428" style:font-size-asian="10pt" style:font-size-complex="10pt"/>
    </style:style>
    <style:style style:name="T1" style:family="text">
      <style:text-properties officeooo:rsid="0012e1d1"/>
    </style:style>
    <style:style style:name="T2" style:family="text">
      <style:text-properties officeooo:rsid="001bea6e"/>
    </style:style>
    <style:style style:name="T3" style:family="text">
      <style:text-properties officeooo:rsid="001cda1b"/>
    </style:style>
    <style:style style:name="T4" style:family="text">
      <style:text-properties officeooo:rsid="001ef070"/>
    </style:style>
    <style:style style:name="T5" style:family="text">
      <style:text-properties officeooo:rsid="0021138c"/>
    </style:style>
    <style:style style:name="T6" style:family="text">
      <style:text-properties officeooo:rsid="0022c64e"/>
    </style:style>
    <style:style style:name="T7" style:family="text">
      <style:text-properties officeooo:rsid="00270ac2"/>
    </style:style>
    <style:style style:name="T8" style:family="text">
      <style:text-properties officeooo:rsid="0027cd84"/>
    </style:style>
    <style:style style:name="T9" style:family="text">
      <style:text-properties officeooo:rsid="002cfd14"/>
    </style:style>
    <style:style style:name="T10" style:family="text">
      <style:text-properties officeooo:rsid="002d771e"/>
    </style:style>
    <style:style style:name="T11" style:family="text">
      <style:text-properties officeooo:rsid="002e6d66"/>
    </style:style>
    <style:style style:name="T12" style:family="text">
      <style:text-properties officeooo:rsid="0035c0fe"/>
    </style:style>
    <style:style style:name="T13" style:family="text">
      <style:text-properties officeooo:rsid="003ad266"/>
    </style:style>
    <style:style style:name="T14" style:family="text">
      <style:text-properties officeooo:rsid="003b8992"/>
    </style:style>
    <style:style style:name="T15" style:family="text">
      <style:text-properties officeooo:rsid="0040d9ad"/>
    </style:style>
    <style:style style:name="T16" style:family="text">
      <style:text-properties officeooo:rsid="0042610d"/>
    </style:style>
    <style:style style:name="T17" style:family="text">
      <style:text-properties officeooo:rsid="0043cdb1"/>
    </style:style>
    <style:style style:name="T18" style:family="text">
      <style:text-properties officeooo:rsid="004508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5"><text:span text:style-name="T1">A</text:span>rea of responsibility </text:p>
          </table:table-cell>
          <table:table-cell table:style-name="Table1.A1" office:value-type="string">
            <text:p text:style-name="P5">Definition</text:p>
          </table:table-cell>
          <table:table-cell table:style-name="Table1.C1" office:value-type="string">
            <text:p text:style-name="P5">NSPE Canon</text:p>
          </table:table-cell>
        </table:table-row>
        <table:table-row>
          <table:table-cell table:style-name="Table1.A2" office:value-type="string">
            <text:p text:style-name="P6">Work Competence </text:p>
          </table:table-cell>
          <table:table-cell table:style-name="Table1.A2" office:value-type="string">
            <text:p text:style-name="P1">Perform work of high quality, integrity, timeliness, and professional competence.</text:p>
          </table:table-cell>
          <table:table-cell table:style-name="Table1.C2" office:value-type="string">
            <text:p text:style-name="P2">Perform services only in areas of their competence; Avoid deceptive acts.</text:p>
          </table:table-cell>
        </table:table-row>
        <table:table-row>
          <table:table-cell table:style-name="Table1.A2" office:value-type="string">
            <text:p text:style-name="P6">Financial Responsibility </text:p>
          </table:table-cell>
          <table:table-cell table:style-name="Table1.A2" office:value-type="string">
            <text:p text:style-name="P3">Deliver products and services of realizable value and at reasonable costs.</text:p>
          </table:table-cell>
          <table:table-cell table:style-name="Table1.C2" office:value-type="string">
            <text:p text:style-name="P4">Act for each employer or client as faithful agents or trustees.</text:p>
          </table:table-cell>
        </table:table-row>
        <table:table-row>
          <table:table-cell table:style-name="Table1.A2" office:value-type="string">
            <text:p text:style-name="P6">Communication Honesty </text:p>
          </table:table-cell>
          <table:table-cell table:style-name="Table1.A2" office:value-type="string">
            <text:p text:style-name="P7">Report work truthfully, without deception, and understandable to stakeholders.</text:p>
          </table:table-cell>
          <table:table-cell table:style-name="Table1.C2" office:value-type="string">
            <text:p text:style-name="P7">Issue public statements only in an objective and truthful manner; Avoid deceptive acts.</text:p>
          </table:table-cell>
        </table:table-row>
        <table:table-row>
          <table:table-cell table:style-name="Table1.A2" office:value-type="string">
            <text:p text:style-name="P8">Health, Safety, Well-Being</text:p>
          </table:table-cell>
          <table:table-cell table:style-name="Table1.A2" office:value-type="string">
            <text:p text:style-name="P8">Minimize risks to safety, health, and well-being of stakeholders.</text:p>
          </table:table-cell>
          <table:table-cell table:style-name="Table1.C2" office:value-type="string">
            <text:p text:style-name="P8">Hold paramount the safety, health, and welfare of the public.</text:p>
          </table:table-cell>
        </table:table-row>
        <table:table-row>
          <table:table-cell table:style-name="Table1.A2" office:value-type="string">
            <text:p text:style-name="P6">Property Ownership </text:p>
          </table:table-cell>
          <table:table-cell table:style-name="Table1.A2" office:value-type="string">
            <text:p text:style-name="P9">Respect property, ideas, and information of clients and others.</text:p>
          </table:table-cell>
          <table:table-cell table:style-name="Table1.C2" office:value-type="string">
            <text:p text:style-name="P9">Act for each employer or client as faithful agents or trustees.</text:p>
          </table:table-cell>
        </table:table-row>
        <table:table-row>
          <table:table-cell table:style-name="Table1.A2" office:value-type="string">
            <text:p text:style-name="P6">Sustainability </text:p>
          </table:table-cell>
          <table:table-cell table:style-name="Table1.A2" office:value-type="string">
            <text:p text:style-name="P10">Protect environment and natural resources locally and globally.</text:p>
          </table:table-cell>
          <table:table-cell table:style-name="Table1.C2" office:value-type="string">
            <text:p text:style-name="P6"/>
          </table:table-cell>
        </table:table-row>
        <table:table-row>
          <table:table-cell table:style-name="Table1.A2" office:value-type="string">
            <text:p text:style-name="P6">Social Responsibility <text:line-break/></text:p>
          </table:table-cell>
          <table:table-cell table:style-name="Table1.A2" office:value-type="string">
            <text:p text:style-name="P10">Produce products and services that benefit society and communities.</text:p>
          </table:table-cell>
          <table:table-cell table:style-name="Table1.C2" office:value-type="string">
            <text:p text:style-name="P10">Conduct themselves honorably, responsibly, ethically, and lawfully so as to enhance the honor, reputation, and usefulness of the profession.</text:p>
          </table:table-cell>
        </table:table-row>
      </table:table>
      <text:p text:style-name="P29"/>
      <text:p text:style-name="P3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text:span text:style-name="T1">A</text:span>rea of responsibility </text:p>
          </table:table-cell>
          <table:table-cell table:style-name="Table2.A1" office:value-type="string">
            <text:p text:style-name="P11">IEEE Code of Ethics</text:p>
          </table:table-cell>
          <table:table-cell table:style-name="Table2.A1" office:value-type="string">
            <text:p text:style-name="P20">Importance to Project</text:p>
          </table:table-cell>
          <table:table-cell table:style-name="Table2.D1" office:value-type="string">
            <text:p text:style-name="P21">Performance in Project</text:p>
          </table:table-cell>
        </table:table-row>
        <table:table-row>
          <table:table-cell table:style-name="Table2.A2" office:value-type="string">
            <text:p text:style-name="P6">Work Competence </text:p>
          </table:table-cell>
          <table:table-cell table:style-name="Table2.A2" office:value-type="string">
            <text:p text:style-name="P13">Says to only undertake work if you have education or training or disclose of the lack of those. <text:span text:style-name="T6">And to take criticism and correct errors. </text:span></text:p>
            <text:p text:style-name="P39">This fits close to the NSPE as it says to only preform what know how to do and to not lie about it. </text:p>
          </table:table-cell>
          <table:table-cell table:style-name="Table2.A2" office:value-type="string">
            <text:p text:style-name="P43">Medium, </text:p>
            <text:p text:style-name="P44">With this project, there is some level of necessary knowledge and skill over security tools to understand the project. </text:p>
          </table:table-cell>
          <table:table-cell table:style-name="Table2.D2" office:value-type="string">
            <text:p text:style-name="P27">Medium,</text:p>
            <text:p text:style-name="P44">As of our first meeting with Doug, we showed our level of understanding and have been asking question regarding the project as well. </text:p>
          </table:table-cell>
        </table:table-row>
        <table:table-row>
          <table:table-cell table:style-name="Table2.A2" office:value-type="string">
            <text:p text:style-name="P6">Financial Responsibility </text:p>
          </table:table-cell>
          <table:table-cell table:style-name="Table2.A2" office:value-type="string">
            <text:p text:style-name="P18">IEEE does not say much in the regards of finance and all the NSPE says to respect your agent/client. This seems unimportant to both. </text:p>
          </table:table-cell>
          <table:table-cell table:style-name="Table2.A2" office:value-type="string">
            <text:p text:style-name="P22">Low, </text:p>
            <text:p text:style-name="P24">Our current project that we are designing is not going to be costing users/<text:span text:style-name="T12">client</text:span> anything as CySim is far from operational</text:p>
          </table:table-cell>
          <table:table-cell table:style-name="Table2.D2" office:value-type="string">
            <text:p text:style-name="P23">Low, </text:p>
            <text:p text:style-name="P24">We have not been considering <text:span text:style-name="T12">finances. Anything we currently design will be utilizing FOSS. </text:span></text:p>
          </table:table-cell>
        </table:table-row>
        <table:table-row>
          <table:table-cell table:style-name="Table2.A2" office:value-type="string">
            <text:p text:style-name="P6">Communication Honesty </text:p>
          </table:table-cell>
          <table:table-cell table:style-name="Table2.A2" office:value-type="string">
            <text:p text:style-name="P14">Says to honestly describe claims and estimates, <text:span text:style-name="T7">credit others, and to not harm others through by acts like lying. </text:span></text:p>
            <text:p text:style-name="P15">NSPE <text:span text:style-name="T8">is more narrowly focused as it </text:span>says to not be deceptive and <text:span text:style-name="T8">only regards public statements as needing to be objective. <text:s/></text:span></text:p>
          </table:table-cell>
          <table:table-cell table:style-name="Table2.A2" office:value-type="string">
            <text:p text:style-name="P22">High </text:p>
            <text:p text:style-name="P41">Describe and detailing what we are doing with our client is important as it is a bit of a see what we can get to project with Doug. Not honestly reporting would lead to us going off into a direction of impossibility of what the project is. </text:p>
          </table:table-cell>
          <table:table-cell table:style-name="Table2.D2" office:value-type="string">
            <text:p text:style-name="P23"><text:span text:style-name="T14">Medium</text:span></text:p>
            <text:p text:style-name="P41">We have now been putting more effort into informing Doug on our design and seeing what we can make from it. More meetings and talking over what we need to do or can do. </text:p>
          </table:table-cell>
        </table:table-row>
        <table:table-row>
          <table:table-cell table:style-name="Table2.A2" office:value-type="string">
            <text:p text:style-name="P8">Health, Safety, Well-Being<text:line-break/></text:p>
          </table:table-cell>
          <table:table-cell table:style-name="Table2.A2" office:value-type="string">
            <text:p text:style-name="P17">IEEE says to hold the HSWB of others in high regard and says to report things that could be of danger to this. <text:span text:style-name="T10">Respect everyone equally.</text:span></text:p>
            <text:p text:style-name="P17">NSPE does give the action of reporting issues which seems to lack regard for designs you aren’t involved in. <text:s/></text:p>
          </table:table-cell>
          <table:table-cell table:style-name="Table2.A2" office:value-type="string">
            <text:p text:style-name="P22"><text:span text:style-name="T14">High</text:span>,</text:p>
            <text:p text:style-name="P25"><text:span text:style-name="T14">CySim is a training facility so actions and lessons learned will be applied by our users. These people will then also be incharge of protect vital infrastructure that if not taught correctly could harm others. </text:span><text:s/></text:p>
          </table:table-cell>
          <table:table-cell table:style-name="Table2.D2" office:value-type="string">
            <text:p text:style-name="P23"><text:span text:style-name="T17">Low</text:span>,</text:p>
            <text:p text:style-name="P41">As our part of CySim is disconnected somewhat from the operational and scenarios of CySim we have been less focused on this issue but still concerned to some regard. </text:p>
          </table:table-cell>
        </table:table-row>
        <text:soft-page-break/>
        <table:table-row>
          <table:table-cell table:style-name="Table2.A2" office:value-type="string">
            <text:p text:style-name="P6">Property Ownership </text:p>
          </table:table-cell>
          <table:table-cell table:style-name="Table2.A2" office:value-type="string">
            <text:p text:style-name="P12">Has one rule to not purposefully injure others <text:span text:style-name="T2">including </text:span><text:span text:style-name="T3">their </text:span><text:span text:style-name="T2">property </text:span><text:span text:style-name="T5">a</text:span><text:span text:style-name="T2">nd</text:span><text:span text:style-name="T4"> privacy seems to address this in respect of your employer/client instead of in general like IEEE. <text:s/></text:span></text:p>
          </table:table-cell>
          <table:table-cell table:style-name="Table2.A2" office:value-type="string">
            <text:p text:style-name="P22">Low</text:p>
            <text:p text:style-name="P41">Our project doesn’t really concern the property of others that we need to care for. Rather other people are going to be using our systems on a temporary isolated basis. </text:p>
          </table:table-cell>
          <table:table-cell table:style-name="Table2.D2" office:value-type="string">
            <text:p text:style-name="P23">Low</text:p>
            <text:p text:style-name="P41">As information on the users of our systems is not something we will be concerned with at this stage in CySim we have not put much consideration into this field. </text:p>
          </table:table-cell>
        </table:table-row>
        <table:table-row>
          <table:table-cell table:style-name="Table2.A2" office:value-type="string">
            <text:p text:style-name="P6">Sustainability </text:p>
          </table:table-cell>
          <table:table-cell table:style-name="Table2.A2" office:value-type="string">
            <text:p text:style-name="P16">IEEE has a small statement saying designs should be sustainable but the NSPE has no information on the sustainability. </text:p>
          </table:table-cell>
          <table:table-cell table:style-name="Table2.A2" office:value-type="string">
            <text:p text:style-name="P22">Low,</text:p>
            <text:p text:style-name="P25">Sustainability is something outside of the scope of our design. We are building simple software solutions and (pontentially) a test network. Physically devices and power would be the sources of environmental damage that we cannot control. <text:s text:c="2"/></text:p>
          </table:table-cell>
          <table:table-cell table:style-name="Table2.D2" office:value-type="string">
            <text:p text:style-name="P23">Low, </text:p>
            <text:p text:style-name="P26">Our team has not been focusing on the sustainability of the project as said it is out side of our control. Devices and power will be set up and design later in the projects development.</text:p>
          </table:table-cell>
        </table:table-row>
        <table:table-row>
          <table:table-cell table:style-name="Table2.A2" office:value-type="string">
            <text:p text:style-name="P6">Social Responsibility <text:line-break/></text:p>
          </table:table-cell>
          <table:table-cell table:style-name="Table2.A2" office:value-type="string">
            <text:p text:style-name="P17">IEEE says to <text:span text:style-name="T9">make the society more informed in the issues of t</text:span><text:span text:style-name="T10">echnology, </text:span><text:span text:style-name="T11">not do anything unlawful, and make sure others uphold the IEEE code of ethics. </text:span></text:p>
            <text:p text:style-name="P19">NSPE says to uphold the values and ethics to protect the profession, which has an odd meaning that seems centered to the values profession and not others.</text:p>
          </table:table-cell>
          <table:table-cell table:style-name="Table2.A2" office:value-type="string">
            <text:p text:style-name="P22">High</text:p>
            <text:p text:style-name="P41">A major issue of CySim overall is to inform people of the potential damages that can be caused without security and to understand the incident response system from any view point. </text:p>
          </table:table-cell>
          <table:table-cell table:style-name="Table2.D2" office:value-type="string">
            <text:p text:style-name="P23">Medium</text:p>
            <text:p text:style-name="P41">While this is a major concern for the project as a whole, our design is a little outside of that directly and we taken less <text:span text:style-name="T15">d</text:span>ue diligence than we could considering this factor.</text:p>
          </table:table-cell>
        </table:table-row>
      </table:table>
      <text:p text:style-name="P28"/>
      <text:p text:style-name="P28"/>
      <text:p text:style-name="P28"/>
      <text:p text:style-name="P33"><text:span text:style-name="T13">Q</text:span>4) After everyone on your team has completed Q1-Q3, schedule a meeting to discuss your responses. Briefly summarize your meeting - in what areas did team members generally agree, and where was there a difference of opinion? Did you change any of your answers to Q1-Q3 based on discussion with your team?</text:p>
      <text:p text:style-name="P28"/>
      <text:p text:style-name="P32">It seems that most of us have similar answers mainly finance and sustainability being low and communication honesty being high. With the one we debated the most was health, as our project doesn’t directly interact with the health of our users, so others in my group put it as low. However, my view on it was that this project will train people in ICS and healthcare services where it is vital for people’s lives that the systems operate. <text:s/>I did not change anything <text:span text:style-name="T17">above </text:span>because of this and we all see each others view as valid. <text:span text:style-name="T17">I do think I may have thought of the consideration wrong.</text:span></text:p>
      <text:p text:style-name="P28"/>
      <text:p text:style-name="P34">Q5) Identify one area of professional responsibility that is both important to your project, and for which your team has demonstrated a moderate or high level of proficiency in the context of your project. Briefly describe what this responsibility means to your project, the ways in which your team has demonstrated the responsibility in the project, and specific impacts to the project that you have observed. </text:p>
      <text:p text:style-name="P28"/>
      <text:p text:style-name="P32">Social Responsibility.</text:p>
      <text:p text:style-name="P32"/>
      <text:p text:style-name="P32">This responsibility is high for our project as our end goal is to train professionals and students. <text:span text:style-name="T15">To our project, this responsibility </text:span><text:span text:style-name="T16">would mean ensuring that our systems are educational from any viewpoint and experience level. As well, defines the context / purpose of our project. </text:span></text:p>
      <text:p text:style-name="P32"/>
      <text:p text:style-name="P35">My team and I, to me, have been considering this responsibility of education, but that was not initially clear to us and is something that we have learned through what Doug wants us to do. Now, we are considering that the main purpose of what we can do is build some level of a framework for how our system teaches the users and what they can get out of it. </text:p>
      <text:p text:style-name="P35"/>
      <text:p text:style-name="P36">This consideration has primarily including the creation of a training web page for all users of the sight that will use our system.</text:p>
      <text:p text:style-name="P28"/>
      <text:p text:style-name="P34">Q6) Finally, identify an area of professional responsibility that is important to your project but has seen a relatively low level of application to-date. Briefly describe the possible impacts of this opportunity. How will the team better fulfill this responsibility in the project going forward?</text:p>
      <text:p text:style-name="P34"/>
      <text:p text:style-name="P37">Communication Honesty.</text:p>
      <text:p text:style-name="P37"/>
      <text:p text:style-name="P37">This responsibility is high as we need to regularly communicate with out client/advisor Dr. Doug Jacobson. Our project has kind of become an instance of test system for CySim of which we are starting with a web page for users that depending on its functionality that Doug wants how we go forward will change. <text:span text:style-name="T18">So their isn’t a clear end point for this project. We need to update him with our progress and tell him what we have done so that we can determine our moving forward point. </text:span></text:p>
      <text:p text:style-name="P37"/>
      <text:p text:style-name="P38">At the beginning, I would definitely have ranked this as low on performance as we did not communicate with Doug much and such lacked on what exactly we were designing and implementing for our project. Now, we have communicated better and created a more clear line of dialogue. I still think we lack a clear time of meeting with Doug regularly but that comes from Doug’s schedu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1:50:56.609786549</meta:creation-date>
    <dc:date>2022-11-04T17:45:33.049597755</dc:date>
    <meta:editing-duration>PT3H30M55S</meta:editing-duration>
    <meta:editing-cycles>50</meta:editing-cycles>
    <meta:generator>LibreOffice/7.4.1.2$OpenBSD_X86_64 LibreOffice_project/40$Build-2</meta:generator>
    <meta:document-statistic meta:table-count="2" meta:image-count="0" meta:object-count="0" meta:page-count="3" meta:paragraph-count="84" meta:word-count="1445" meta:character-count="8567" meta:non-whitespace-character-count="7152"/>
  </office:meta>
</office:document-meta>
</file>